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language="pt" fo:country="BR" officeooo:rsid="00019187" officeooo:paragraph-rsid="00019187"/>
    </style:style>
    <style:style style:name="P2" style:family="paragraph" style:parent-style-name="Text_20_body">
      <style:text-properties style:font-name="Liberation Serif" fo:language="pt" fo:country="BR"/>
    </style:style>
    <style:style style:name="P3" style:family="paragraph" style:parent-style-name="Text_20_body">
      <style:text-properties style:font-name="Liberation Serif" fo:language="pt" fo:country="BR" officeooo:paragraph-rsid="00103d57"/>
    </style:style>
    <style:style style:name="P4" style:family="paragraph" style:parent-style-name="Standard">
      <style:text-properties style:font-name="Liberation Serif" fo:font-size="12pt" fo:language="pt" fo:country="BR" officeooo:rsid="00019187" officeooo:paragraph-rsid="00019187" style:font-size-asian="12pt" style:font-size-complex="12pt"/>
    </style:style>
    <style:style style:name="P5" style:family="paragraph" style:parent-style-name="Standard">
      <style:text-properties style:font-name="Liberation Serif" fo:font-size="12pt" fo:language="pt" fo:country="BR" officeooo:rsid="0012fefd" officeooo:paragraph-rsid="0012fefd" style:font-size-asian="12pt" style:font-size-complex="12pt"/>
    </style:style>
    <style:style style:name="P6" style:family="paragraph" style:parent-style-name="Standard">
      <style:text-properties style:font-name="Liberation Serif" fo:font-size="12pt" fo:language="pt" fo:country="BR" officeooo:rsid="0012fefd" officeooo:paragraph-rsid="00019187" style:font-size-asian="12pt" style:font-size-complex="12pt"/>
    </style:style>
    <style:style style:name="P7" style:family="paragraph" style:parent-style-name="Standard">
      <style:text-properties style:font-name="Liberation Serif" fo:font-size="12pt" fo:language="pt" fo:country="BR" officeooo:rsid="00072b6f" officeooo:paragraph-rsid="00072b6f" style:font-size-asian="12pt" style:font-size-complex="12pt"/>
    </style:style>
    <style:style style:name="P8" style:family="paragraph" style:parent-style-name="Standard">
      <style:text-properties style:font-name="Liberation Serif" fo:font-size="12pt" fo:language="pt" fo:country="BR" officeooo:rsid="00144028" officeooo:paragraph-rsid="00144028" style:font-size-asian="12pt" style:font-size-complex="12pt"/>
    </style:style>
    <style:style style:name="P9" style:family="paragraph" style:parent-style-name="Standard">
      <style:text-properties style:font-name="Liberation Serif" fo:font-size="12pt" fo:language="pt" fo:country="BR" officeooo:rsid="00153003" officeooo:paragraph-rsid="00153003" style:font-size-asian="12pt" style:font-size-complex="12pt"/>
    </style:style>
    <style:style style:name="P10" style:family="paragraph" style:parent-style-name="Standard">
      <style:text-properties style:font-name="Liberation Serif" fo:font-size="12pt" fo:language="pt" fo:country="BR" fo:font-weight="bold" officeooo:rsid="00072b6f" officeooo:paragraph-rsid="00072b6f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pt" fo:country="BR" style:font-size-asian="12pt" style:font-size-complex="12pt"/>
    </style:style>
    <style:style style:name="P12" style:family="paragraph">
      <style:text-properties style:font-name="Liberation Serif" fo:font-size="12pt" fo:language="pt" fo:country="BR" officeooo:rsid="0002efba" style:font-size-asian="12pt" style:font-size-complex="12pt"/>
    </style:style>
    <style:style style:name="P13" style:family="paragraph">
      <style:text-properties fo:language="pt" fo:country="BR"/>
    </style:style>
    <style:style style:name="P14" style:family="paragraph">
      <style:text-properties fo:font-size="12pt" fo:language="pt" fo:country="BR" style:font-size-asian="12pt" style:font-size-complex="12pt"/>
    </style:style>
    <style:style style:name="P15" style:family="paragraph" style:parent-style-name="Heading_20_1">
      <style:text-properties style:font-name="Liberation Serif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ext_20_body">
      <style:text-properties style:font-name="Liberation Serif" fo:language="pt" fo:country="BR" officeooo:rsid="00180b49" officeooo:paragraph-rsid="00180b49"/>
    </style:style>
    <style:style style:name="P18" style:family="paragraph" style:parent-style-name="Text_20_body">
      <style:text-properties style:font-name="Liberation Serif" fo:language="pt" fo:country="BR" officeooo:rsid="0018cc0b" officeooo:paragraph-rsid="0018cc0b"/>
    </style:style>
    <style:style style:name="P19" style:family="paragraph" style:parent-style-name="Text_20_body">
      <style:text-properties style:font-name="Liberation Serif" fo:language="pt" fo:country="BR" officeooo:rsid="0018cc0b" officeooo:paragraph-rsid="0018ff67"/>
    </style:style>
    <style:style style:name="P20" style:family="paragraph" style:parent-style-name="Text_20_body">
      <style:text-properties style:font-name="Liberation Serif" fo:language="pt" fo:country="BR" officeooo:rsid="0018cc0b" officeooo:paragraph-rsid="001972fb"/>
    </style:style>
    <style:style style:name="P21" style:family="paragraph" style:parent-style-name="Text_20_body">
      <style:text-properties style:font-name="Liberation Serif" fo:language="pt" fo:country="BR" officeooo:rsid="0018cc0b" officeooo:paragraph-rsid="0019f51b"/>
    </style:style>
    <style:style style:name="P22" style:family="paragraph" style:parent-style-name="Text_20_body">
      <style:paragraph-properties fo:break-before="page"/>
      <style:text-properties style:font-name="Liberation Serif" fo:language="pt" fo:country="BR" officeooo:paragraph-rsid="000cd50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e181e" style:font-name="Mono" officeooo:rsid="0008e5b6"/>
    </style:style>
    <style:style style:name="T3" style:family="text">
      <style:text-properties fo:color="#ce181e" style:font-name="Mono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iberation Serif" fo:font-size="12pt" fo:language="pt" fo:country="BR" officeooo:rsid="00019187" style:font-size-asian="12pt" style:font-size-complex="12pt"/>
    </style:style>
    <style:style style:name="T5" style:family="text">
      <style:text-properties style:font-name="Liberation Serif" fo:font-size="12pt" fo:language="pt" fo:country="BR" officeooo:rsid="0011640c" style:font-size-asian="12pt" style:font-size-complex="12pt"/>
    </style:style>
    <style:style style:name="T6" style:family="text">
      <style:text-properties style:font-name="Liberation Serif" fo:font-size="12pt" fo:language="pt" fo:country="BR" officeooo:rsid="00072b6f" style:font-size-asian="12pt" style:font-size-complex="12pt"/>
    </style:style>
    <style:style style:name="T7" style:family="text">
      <style:text-properties style:font-name="Liberation Serif" fo:font-size="12pt" fo:language="pt" fo:country="BR" fo:font-weight="bold" officeooo:rsid="00072b6f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language="pt" fo:country="BR" fo:font-weight="normal" officeooo:rsid="0015d56b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language="pt" fo:country="BR" fo:font-weight="normal" officeooo:rsid="0016f18a" style:font-size-asian="12pt" style:font-weight-asian="normal" style:font-size-complex="12pt" style:font-weight-complex="normal"/>
    </style:style>
    <style:style style:name="T10" style:family="text">
      <style:text-properties officeooo:rsid="0008e5b6"/>
    </style:style>
    <style:style style:name="T11" style:family="text">
      <style:text-properties officeooo:rsid="000a67e9"/>
    </style:style>
    <style:style style:name="T12" style:family="text">
      <style:text-properties style:font-name="Mono" style:text-underline-style="solid" style:text-underline-width="auto" style:text-underline-color="font-color" officeooo:rsid="0008e5b6"/>
    </style:style>
    <style:style style:name="T13" style:family="text">
      <style:text-properties style:font-name="Mono" fo:font-size="12pt" fo:language="pt" fo:country="BR" officeooo:rsid="00019187" style:font-size-asian="12pt" style:font-size-complex="12pt"/>
    </style:style>
    <style:style style:name="T14" style:family="text">
      <style:text-properties style:font-name="Mono" fo:font-size="12pt" fo:language="pt" fo:country="BR" officeooo:rsid="00144028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2efba" style:font-weight-asian="bold" style:font-weight-complex="bold"/>
    </style:style>
    <style:style style:name="T17" style:family="text">
      <style:text-properties fo:font-weight="bold" officeooo:rsid="0011640c" style:font-weight-asian="bold" style:font-weight-complex="bold"/>
    </style:style>
    <style:style style:name="T18" style:family="text">
      <style:text-properties fo:font-weight="bold" officeooo:rsid="0013ebd5" style:font-weight-asian="bold" style:font-weight-complex="bold"/>
    </style:style>
    <style:style style:name="T19" style:family="text">
      <style:text-properties fo:font-weight="normal" officeooo:rsid="0002efba" style:font-weight-asian="normal" style:font-weight-complex="normal"/>
    </style:style>
    <style:style style:name="T20" style:family="text">
      <style:text-properties officeooo:rsid="0011640c"/>
    </style:style>
    <style:style style:name="T21" style:family="text">
      <style:text-properties fo:color="#2a6099" style:font-name="Mono" fo:font-weight="bold" style:font-weight-asian="bold" style:font-weight-complex="bold"/>
    </style:style>
    <style:style style:name="T22" style:family="text">
      <style:text-properties fo:color="#2a6099" style:font-name="Monospace" fo:font-size="12pt" style:text-underline-style="none" fo:font-weight="bold" officeooo:rsid="00856ceb" style:font-size-asian="12pt" style:font-weight-asian="bold" style:font-size-complex="12pt" style:font-weight-complex="bold"/>
    </style:style>
    <style:style style:name="T23" style:family="text">
      <style:text-properties fo:language="pt" fo:country="BR"/>
    </style:style>
    <style:style style:name="T24" style:family="text">
      <style:text-properties fo:language="pt" fo:country="BR" officeooo:rsid="00144028"/>
    </style:style>
    <style:style style:name="T25" style:family="text">
      <style:text-properties fo:language="pt" fo:country="BR" officeooo:rsid="001a50a3"/>
    </style:style>
    <style:style style:name="T26" style:family="text">
      <style:text-properties officeooo:rsid="0013ebd5"/>
    </style:style>
    <style:style style:name="T27" style:family="text">
      <style:text-properties fo:font-size="12pt" fo:language="pt" fo:country="BR" style:font-size-asian="12pt" style:font-size-complex="12pt"/>
    </style:style>
    <style:style style:name="T2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9" style:family="text">
      <style:text-properties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30" style:family="text">
      <style:text-properties fo:font-size="12pt" style:text-underline-style="none" fo:font-weight="normal" officeooo:rsid="00d2ec79" style:font-size-asian="12pt" style:font-weight-asian="normal" style:font-size-complex="12pt" style:font-weight-complex="normal"/>
    </style:style>
    <style:style style:name="T31" style:family="text">
      <style:text-properties fo:font-size="12pt" style:text-underline-style="none" fo:font-weight="normal" officeooo:rsid="0018ff67" style:font-size-asian="12pt" style:font-weight-asian="normal" style:font-size-complex="12pt" style:font-weight-complex="normal"/>
    </style:style>
    <style:style style:name="T32" style:family="text">
      <style:text-properties fo:font-size="12pt" style:text-underline-style="none" fo:font-weight="normal" officeooo:rsid="001972fb" style:font-size-asian="12pt" style:font-weight-asian="normal" style:font-size-complex="12pt" style:font-weight-complex="normal"/>
    </style:style>
    <style:style style:name="T33" style:family="text">
      <style:text-properties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35" style:family="text">
      <style:text-properties fo:font-size="12pt" style:text-underline-style="none" fo:font-weight="bold" officeooo:rsid="001972fb" style:font-size-asian="12pt" style:font-weight-asian="bold" style:font-size-complex="12pt" style:font-weight-complex="bold"/>
    </style:style>
    <style:style style:name="T36" style:family="text">
      <style:text-properties fo:font-size="12pt" style:text-underline-style="none" fo:font-weight="bold" officeooo:rsid="0019f51b" style:font-size-asian="12pt" style:font-weight-asian="bold" style:font-size-complex="12pt" style:font-weight-complex="bold"/>
    </style:style>
    <style:style style:name="T37" style:family="text">
      <style:text-properties style:font-name="Mono"/>
    </style:style>
    <style:style style:name="T38" style:family="text">
      <style:text-properties style:font-name="Mono" fo:language="pt" fo:country="BR"/>
    </style:style>
    <style:style style:name="T39" style:family="text">
      <style:text-properties style:font-name="Mono" fo:font-size="12pt" fo:language="pt" fo:country="BR" fo:font-weight="normal" officeooo:rsid="0015d56b" style:font-size-asian="12pt" style:font-weight-asian="normal" style:font-size-complex="12pt" style:font-weight-complex="normal"/>
    </style:style>
    <style:style style:name="T40" style:family="text">
      <style:text-properties style:font-name="Mono" fo:font-size="12pt" fo:language="pt" fo:country="BR" style:text-underline-style="none" fo:font-weight="normal" officeooo:rsid="001a50a3" style:font-size-asian="12pt" style:font-weight-asian="normal" style:font-size-complex="12pt" style:font-weight-complex="normal"/>
    </style:style>
    <style:style style:name="T41" style:family="text">
      <style:text-properties style:font-name="Mono" fo:font-size="12pt" style:text-underline-style="none" fo:font-weight="normal" officeooo:rsid="0019f51b" style:font-size-asian="12pt" style:font-weight-asian="normal" style:font-size-complex="12pt" style:font-weight-complex="normal"/>
    </style:style>
    <style:style style:name="T42" style:family="text">
      <style:text-properties style:font-name="Mono" fo:font-size="12pt" style:text-underline-style="none" fo:font-weight="normal" officeooo:rsid="001a50a3" style:font-size-asian="12pt" style:font-weight-asian="normal" style:font-size-complex="12pt" style:font-weight-complex="normal"/>
    </style:style>
    <style:style style:name="T43" style:family="text">
      <style:text-properties officeooo:rsid="0016f18a"/>
    </style:style>
    <style:style style:name="T44" style:family="text">
      <style:text-properties officeooo:rsid="000cd5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Aula 01 - Instalação</text:h>
      <text:p text:style-name="P11"/>
      <text:p text:style-name="P11">Instale <text:span text:style-name="T26">um servidor local+interpretador de código PHP (</text:span><text:span text:style-name="T15">XAMP</text:span><text:span text:style-name="T18">P</text:span><text:span text:style-name="T26">) e um editor de código (</text:span><text:span text:style-name="T15">JRE</text:span> <text:span text:style-name="T26">+ </text:span><text:span text:style-name="T15">NetBeans</text:span>, respectivamente<text:span text:style-name="T26">)</text:span>.</text:p>
      <text:p text:style-name="P4"/>
      <text:p><text:span text:style-name="T11">P</text:span>ara executar no <text:span text:style-name="T1">servidor local</text:span> novas aplicações, <text:span text:style-name="T10">usando NetBeans,</text:span> <text:span text:style-name="T20">jogue a pasta “</text:span><text:span text:style-name="T2">NetBeansProjects</text:span><text:span text:style-name="T10">” que está na pasta </text:span><text:span text:style-name="T12">Meus Documentos</text:span><text:span text:style-name="T10"> para</text:span> dentro da pasta <text:span text:style-name="T3">htdocs</text:span> do Xampp.</text:p>
      <text:p text:style-name="P4"/>
      <text:p text:style-name="P5">Execute o Xampp → inicie o módulo Apache → abra o servidor local (http://localhost ou http://127.0.0.1) no navegador</text:p>
      <text:p text:style-name="P5"/>
      <text:p text:style-name="P11">Abra o NetBeans e configure o caminho para o interpretador PHP:</text:p>
      <text:p text:style-name="Standard"><text:span text:style-name="T27">guia ferramentas →</text:span><text:span text:style-name="T4"> </text:span><text:span text:style-name="T13">opções</text:span><text:span text:style-name="T4"> → guia </text:span><text:span text:style-name="T13">PHP</text:span><text:span text:style-name="T4"> → </text:span><text:span text:style-name="T5">botão</text:span><text:span text:style-name="T4"> </text:span><text:span text:style-name="T13">Browse</text:span><text:span text:style-name="T4">→ pasta </text:span><text:span text:style-name="T38">xampp</text:span><text:span text:style-name="T23"> →</text:span><text:span text:style-name="T24"> pasta PHP → </text:span><text:span text:style-name="T23">procure</text:span><text:span text:style-name="T4"> o executável </text:span><text:span text:style-name="T13">php.</text:span><text:span text:style-name="T14">exe</text:span></text:p>
      <text:p text:style-name="P6"/>
      <text:p text:style-name="P8">Para <text:span text:style-name="T15">criar um projeto no Netbean</text:span>s, click na pasta amarela no canto superior esquerdo → opção PHP → aplicação PHP → digite o nome do projeto → pasta fonte: <text:span text:style-name="T37">c:\xampp\htdocs</text:span></text:p>
      <text:p text:style-name="P5"/>
      <text:p text:style-name="P9">Não apague a pasta <text:span text:style-name="T37">nbprojects</text:span> do Netbeans, senão não será possível abrir projetos</text:p>
      <text:p text:style-name="P9"/>
      <text:p text:style-name="Standard"><text:span text:style-name="T6">Para verificar se seu servidor está funcionando corretamente, use a função</text:span><text:span text:style-name="T7"> phpinfo() </text:span><text:span text:style-name="T8">dentro do </text:span><text:span text:style-name="T9">script</text:span><text:span text:style-name="T8"> </text:span><text:span text:style-name="T39">&lt;body&gt;&lt;?php<text:tab/>?&gt;&lt;/body&gt;</text:span></text:p>
      <text:p/>
      <text:p><text:span text:style-name="T15">Não esqueça de salvar</text:span> o documento antes de executar no navegador <text:span text:style-name="T43">(e atualizar)</text:span>.</text:p>
      <text:p text:style-name="P10"/>
      <text:p text:style-name="P7"><text:span text:style-name="T17">A</text:span><text:span text:style-name="T16">talho</text:span><text:span text:style-name="T19"> para </text:span><text:span text:style-name="T16">identação</text:span><text:span text:style-name="T19"> no Netbeans:</text:span><text:span text:style-name="T15"> </text:span><text:span text:style-name="T21">alt</text:span><text:span text:style-name="T15"> + </text:span><text:span text:style-name="T21">shift</text:span><text:span text:style-name="T15"> + </text:span><text:span text:style-name="T21">f</text:span></text:p>
      <text:p text:style-name="P1"/>
      <text:h text:style-name="Heading_20_1" text:outline-level="1">Aula 02 – <text:span text:style-name="T43">Criando Classes e Objetos</text:span></text:h>
      <text:p text:style-name="Text_20_body"/>
      <text:p text:style-name="P17">Diferente do JAVA, o PHP não exige que cada classe esteja em um arquivo separado. Assim, é possível colocar várias classes num mesmo documento</text:p>
      <text:p text:style-name="P18">O comando <text:span text:style-name="Character_20_style"><text:span text:style-name="T22">require_once</text:span></text:span><text:span text:style-name="Character_20_style"><text:span text:style-name="T29"> </text:span></text:span><text:span text:style-name="Character_20_style"><text:span text:style-name="T34">importa um arquivo</text:span></text:span><text:span text:style-name="Character_20_style"><text:span text:style-name="T28"> para dentro do documento mas </text:span></text:span><text:span text:style-name="Character_20_style"><text:span text:style-name="T29">prev</text:span></text:span><text:span text:style-name="Character_20_style"><text:span text:style-name="T28">e</text:span></text:span><text:span text:style-name="Character_20_style"><text:span text:style-name="T29">n</text:span></text:span><text:span text:style-name="Character_20_style"><text:span text:style-name="T28">indo</text:span></text:span><text:span text:style-name="Character_20_style"><text:span text:style-name="T29"> que o mesmo seja carregado de novo, </text:span></text:span><text:span text:style-name="Character_20_style"><text:span text:style-name="T30">e sim</text:span></text:span><text:span text:style-name="Character_20_style"><text:span text:style-name="T29"> apenas uma vez.</text:span></text:span></text:p>
      <text:p text:style-name="P19"><text:span text:style-name="T22">var_dump()</text:span><text:span text:style-name="Character_20_style"><text:span text:style-name="T31">ou </text:span></text:span><text:span text:style-name="Character_20_style"><text:span text:style-name="T22">print_r()</text:span></text:span><text:span text:style-name="Character_20_style"><text:span text:style-name="T31">: essas funções mostram o estado atual do objeto</text:span></text:span></text:p>
      <text:p text:style-name="P20"><text:span text:style-name="Character_20_style"><text:span text:style-name="T22">$this-&gt;</text:span></text:span><text:span text:style-name="Character_20_style"><text:span text:style-name="T32"> verifica um atributo dentro de um método que está na própria classe, </text:span></text:span><text:span text:style-name="Character_20_style"><text:span text:style-name="T35">substituindo o nome do objeto</text:span></text:span></text:p>
      <text:p text:style-name="P21"><text:span text:style-name="Character_20_style"><text:span text:style-name="T33">No PHP, o </text:span></text:span><text:span text:style-name="Character_20_style"><text:span text:style-name="T36">valor booleano</text:span></text:span><text:span text:style-name="Character_20_style"><text:span text:style-name="T33"> ‘1’ equivale a </text:span></text:span><text:span text:style-name="Character_20_style"><text:span text:style-name="T41">true</text:span></text:span><text:span text:style-name="Character_20_style"><text:span text:style-name="T33">, bem como o valor ‘0’ equivale a </text:span></text:span><text:span text:style-name="Character_20_style"><text:span text:style-name="T41">false</text:span></text:span></text:p>
      <text:h text:style-name="P16" text:outline-level="1"><text:span text:style-name="Character_20_style">Aula 03 - </text:span></text:h>
      <text:p text:style-name="P22"><text:span text:style-name="T44">Nota: Enquanto no Java é this.<text:tab/>No PHP é $this.</text:span></text:p>
      <text:p text:style-name="P2"/>
      <text:p text:style-name="P3">O PHP não possui herança multipla, ou seja, uma classe pode estender uma única classe filha, podendo implementar qualquer número de interfaces (assim como o Java)</text:p>
      <text:p text:style-name="P3">PHP e Java: class Filha extends Pai<text:line-break/>C++ e C#: class Filha:Pai<text:line-break/></text:p>
      <text:p text:style-name="P2">existem dois tipos de objetos de memória cache:<text:line-break/>- localStorage: fica armazenada no computador do cliente (não expira)<text:line-break/>- sessionStorage: espira assim que a aba do navegador é fechada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Liberation Serif1" fo:font-family="'Liberation Serif'" style:font-style-name="Negrito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09T20:21:18.172000000</dc:date>
    <meta:editing-duration>PT8H14M58S</meta:editing-duration>
    <meta:editing-cycles>16</meta:editing-cycles>
    <meta:document-statistic meta:table-count="0" meta:image-count="0" meta:object-count="0" meta:page-count="3" meta:paragraph-count="22" meta:word-count="358" meta:character-count="2135" meta:non-whitespace-character-count="1795"/>
  </office:meta>
</office:document-meta>
</file>